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0-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9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equipos de computación, telecomunicaciones, reproducción así como herramientas y materiales para la instalación de los mismos de uso exclusivo de este Órgano Contralor.,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SMART COMPU SYSTEMS,C.A, RIF: J-29985745-9, por un monto de Bs. 136.001,60, ubicada en Av. Raul Leoni C.C SIGO PB Local 54 Sector el Rossillo Maturin Monagas, MATURIN ESTADO MONAGAS
<text:line-break/>
<text:line-break/>- VILLA ELECTRONIC STORE, C.A., RIF: J-29890271-0, por un monto de Bs. 147.799,93, ubicada en CALLE AZCUE Nº 37 LOCAL 3 SECTOR CENTRO. MATURIN ESTADO MONAGAS, MATURIN ESTADO MONAGAS
<text:line-break/>
<text:line-break/></text:p>
      <text:p text:style-name="P11"/>
      <text:p text:style-name="P5"><text:span text:style-name="T21">En Maturín, a los </text:span><text:span text:style-name="Fuente_20_de_20_párrafo_20_predeter."><text:span text:style-name="T17"><text:s/>diez (1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bril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